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1mm"/>
    </style:style>
    <style:style style:name="co2" style:family="table-column">
      <style:table-column-properties fo:break-before="auto" style:column-width="31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.36mm"/>
    </style:style>
    <style:style style:name="co5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="0.99pt solid #000000"/>
    </style:style>
    <style:style style:name="ce6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</style:style>
    <style:style style:name="ce7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f200" fo:border="0.99pt solid #000000"/>
    </style:style>
    <style:style style:name="ce5" style:family="table-cell" style:parent-style-name="Default">
      <style:table-cell-properties fo:background-color="#fff200"/>
    </style:style>
    <style:style style:name="ce2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transparent"/>
    </style:style>
    <style:style style:name="ce8" style:family="table-cell" style:parent-style-name="Default" style:data-style-name="N110">
      <style:table-cell-properties fo:background-color="#f04e4d" fo:border="0.99pt solid #000000"/>
    </style:style>
    <style:style style:name="ce9" style:family="table-cell" style:parent-style-name="Default" style:data-style-name="N110">
      <style:table-cell-properties fo:border="0.99pt solid #000000"/>
    </style:style>
    <style:style style:name="ce21" style:family="table-cell" style:parent-style-name="Default" style:data-style-name="N2">
      <style:table-cell-properties fo:border="0.99pt solid #000000"/>
    </style:style>
    <style:style style:name="ce18" style:family="table-cell" style:parent-style-name="Default" style:data-style-name="N61"/>
    <style:style style:name="ce19" style:family="table-cell" style:parent-style-name="Default" style:data-style-name="N2"/>
    <style:style style:name="ce13" style:family="table-cell" style:parent-style-name="Default" style:data-style-name="N100"/>
    <style:style style:name="ce16" style:family="table-cell" style:parent-style-name="Default" style:data-style-name="N0"/>
    <style:style style:name="ce26" style:family="table-cell" style:parent-style-name="Default">
      <style:table-cell-properties fo:background-color="#65c295" fo:border="0.99pt solid #000000"/>
    </style:style>
    <style:style style:name="ce27" style:family="table-cell" style:parent-style-name="Default" style:data-style-name="N61">
      <style:table-cell-properties fo:border="0.99pt solid #000000"/>
    </style:style>
    <style:style style:name="ce10" style:family="table-cell" style:parent-style-name="Default" style:data-style-name="N111">
      <style:table-cell-properties fo:border="0.99pt solid #0000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4" style:family="table-cell" style:parent-style-name="Default" style:data-style-name="N110"/>
    <style:style style:name="ce39" style:family="table-cell" style:parent-style-name="Default" style:data-style-name="N2">
      <style:table-cell-properties fo:border="none"/>
    </style:style>
    <style:style style:name="ce40" style:family="table-cell" style:parent-style-name="Default" style:data-style-name="N100">
      <style:table-cell-properties fo:background-color="#fff200" style:text-align-source="fix" style:repeat-content="false" fo:border="0.99pt solid #000000" style:vertical-align="middle"/>
      <style:paragraph-properties fo:text-align="center"/>
    </style:style>
    <style:style style:name="ce41" style:family="table-cell" style:parent-style-name="Default" style:data-style-name="N100">
      <style:table-cell-properties fo:border="0.99pt solid #000000"/>
    </style:style>
    <style:style style:name="ce42" style:family="table-cell" style:parent-style-name="Default" style:data-style-name="N109">
      <style:table-cell-properties fo:border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mos" table:style-name="ta1">
        <table:shapes>
          <draw:frame draw:z-index="0" draw:style-name="gr1" draw:text-style-name="P1" svg:width="159.99mm" svg:height="89.99mm" svg:x="1.93mm" svg:y="72.35mm">
            <draw:object draw:notify-on-update-of-ranges="cmos.B2:cmos.L2 cmos.A10:cmos.A10 cmos.B11:cmos.L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73.66mm" svg:y="72.8mm">
            <draw:object draw:notify-on-update-of-ranges="cmos.B14:cmos.L14 cmos.A15:cmos.A15 cmos.B15:cmos.L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10.39mm" svg:y="173.12mm">
            <draw:object draw:notify-on-update-of-ranges="cmos.B2:cmos.L2 cmos.A10:cmos.A10 cmos.B11:cmos.L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/>
          <table:table-cell table:style-name="ce20" office:value-type="string" calcext:value-type="string" table:number-columns-spanned="10" table:number-rows-spanned="1">
            <text:p>LET (Linear Energy Transfer)</text:p>
          </table:table-cell>
          <table:covered-table-cell table:style-name="ce20"/>
          <table:covered-table-cell table:number-columns-repeated="8" table:style-name="ce1"/>
          <table:table-cell table:number-columns-repeated="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0</text:p>
          </table:table-cell>
          <table:table-cell table:style-name="ce1"/>
          <table:table-cell table:style-name="ce8" office:value-type="float" office:value="0.000015" calcext:value-type="float">
            <text:p>15,0E-06</text:p>
          </table:table-cell>
          <table:table-cell table:style-name="ce8" office:value-type="float" office:value="0.000031" calcext:value-type="float">
            <text:p>31,0E-06</text:p>
          </table:table-cell>
          <table:table-cell table:number-columns-repeated="3" table:style-name="ce8" office:value-type="float" office:value="0.000015" calcext:value-type="float">
            <text:p>15,0E-06</text:p>
          </table:table-cell>
          <table:table-cell table:number-columns-repeated="2" table:style-name="ce8" office:value-type="float" office:value="0.000031" calcext:value-type="float">
            <text:p>31,0E-06</text:p>
          </table:table-cell>
          <table:table-cell table:style-name="ce8" office:value-type="float" office:value="0.000015" calcext:value-type="float">
            <text:p>15,0E-06</text:p>
          </table:table-cell>
          <table:table-cell table:style-name="ce8" office:value-type="float" office:value="0.000031" calcext:value-type="float">
            <text:p>31,0E-06</text:p>
          </table:table-cell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,00E-10</text:p>
          </table:table-cell>
        </table:table-row>
        <table:table-row table:style-name="ro1">
          <table:table-cell table:style-name="ce6" office:value-type="string" calcext:value-type="string">
            <text:p>01</text:p>
          </table:table-cell>
          <table:table-cell table:style-name="ce1"/>
          <table:table-cell table:style-name="ce8" office:value-type="float" office:value="0.000015" calcext:value-type="float">
            <text:p>15,0E-06</text:p>
          </table:table-cell>
          <table:table-cell table:style-name="ce9" office:value-type="float" office:value="0.000037" calcext:value-type="float">
            <text:p>37,0E-06</text:p>
          </table:table-cell>
          <table:table-cell table:number-columns-repeated="3" table:style-name="ce8" office:value-type="float" office:value="0.000015" calcext:value-type="float">
            <text:p>15,0E-06</text:p>
          </table:table-cell>
          <table:table-cell table:number-columns-repeated="2" table:style-name="ce9" office:value-type="float" office:value="0.000037" calcext:value-type="float">
            <text:p>37,0E-06</text:p>
          </table:table-cell>
          <table:table-cell table:style-name="ce8" office:value-type="float" office:value="0.000015" calcext:value-type="float">
            <text:p>15,0E-06</text:p>
          </table:table-cell>
          <table:table-cell table:style-name="ce9" office:value-type="float" office:value="0.000037" calcext:value-type="float">
            <text:p>37,0E-06</text:p>
          </table:table-cell>
          <table:table-cell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,00E-11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"/>
          <table:table-cell table:style-name="ce8" office:value-type="float" office:value="0.000015" calcext:value-type="float">
            <text:p>15,0E-06</text:p>
          </table:table-cell>
          <table:table-cell table:style-name="ce9" office:value-type="float" office:value="0.000037" calcext:value-type="float">
            <text:p>37,0E-06</text:p>
          </table:table-cell>
          <table:table-cell table:number-columns-repeated="3" table:style-name="ce8" office:value-type="float" office:value="0.000015" calcext:value-type="float">
            <text:p>15,0E-06</text:p>
          </table:table-cell>
          <table:table-cell table:number-columns-repeated="2" table:style-name="ce9" office:value-type="float" office:value="0.000037" calcext:value-type="float">
            <text:p>37,0E-06</text:p>
          </table:table-cell>
          <table:table-cell table:style-name="ce8" office:value-type="float" office:value="0.000015" calcext:value-type="float">
            <text:p>15,0E-06</text:p>
          </table:table-cell>
          <table:table-cell table:style-name="ce9" office:value-type="float" office:value="0.000037" calcext:value-type="float">
            <text:p>37,0E-06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,08E-14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"/>
          <table:table-cell table:style-name="ce8" office:value-type="float" office:value="0.000015" calcext:value-type="float">
            <text:p>15,0E-06</text:p>
          </table:table-cell>
          <table:table-cell table:style-name="ce8" office:value-type="float" office:value="0.000031" calcext:value-type="float">
            <text:p>31,0E-06</text:p>
          </table:table-cell>
          <table:table-cell table:style-name="ce9" office:value-type="float" office:value="0.000029" calcext:value-type="float">
            <text:p>29,0E-06</text:p>
          </table:table-cell>
          <table:table-cell table:number-columns-repeated="2" table:style-name="ce8" office:value-type="float" office:value="0.000015" calcext:value-type="float">
            <text:p>15,0E-06</text:p>
          </table:table-cell>
          <table:table-cell table:number-columns-repeated="2" table:style-name="ce8" office:value-type="float" office:value="0.000031" calcext:value-type="float">
            <text:p>31,0E-06</text:p>
          </table:table-cell>
          <table:table-cell table:style-name="ce8" office:value-type="float" office:value="0.000015" calcext:value-type="float">
            <text:p>15,0E-06</text:p>
          </table:table-cell>
          <table:table-cell table:style-name="ce8" office:value-type="float" office:value="0.000031" calcext:value-type="float">
            <text:p>31,0E-06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,00E-06</text:p>
          </table:table-cell>
        </table:table-row>
        <table:table-row table:style-name="ro1">
          <table:table-cell table:style-name="ce7"/>
          <table:table-cell/>
          <table:table-cell table:style-name="ce7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I min</text:p>
          </table:table-cell>
          <table:table-cell table:style-name="ce1"/>
          <table:table-cell table:style-name="ce9" table:formula="of:=MIN([.C3:.C6])" office:value-type="float" office:value="0.000015" calcext:value-type="float">
            <text:p>15,0E-06</text:p>
          </table:table-cell>
          <table:table-cell table:style-name="ce9" table:formula="of:=MIN([.D3:.D6])" office:value-type="float" office:value="0.000031" calcext:value-type="float">
            <text:p>31,0E-06</text:p>
          </table:table-cell>
          <table:table-cell table:style-name="ce9" table:formula="of:=MIN([.E3:.E6])" office:value-type="float" office:value="0.000015" calcext:value-type="float">
            <text:p>15,0E-06</text:p>
          </table:table-cell>
          <table:table-cell table:style-name="ce9" table:formula="of:=MIN([.F3:.F6])" office:value-type="float" office:value="0.000015" calcext:value-type="float">
            <text:p>15,0E-06</text:p>
          </table:table-cell>
          <table:table-cell table:style-name="ce9" table:formula="of:=MIN([.G3:.G6])" office:value-type="float" office:value="0.000015" calcext:value-type="float">
            <text:p>15,0E-06</text:p>
          </table:table-cell>
          <table:table-cell table:style-name="ce9" table:formula="of:=MIN([.H3:.H6])" office:value-type="float" office:value="0.000031" calcext:value-type="float">
            <text:p>31,0E-06</text:p>
          </table:table-cell>
          <table:table-cell table:style-name="ce9" table:formula="of:=MIN([.I3:.I6])" office:value-type="float" office:value="0.000031" calcext:value-type="float">
            <text:p>31,0E-06</text:p>
          </table:table-cell>
          <table:table-cell table:style-name="ce9" table:formula="of:=MIN([.J3:.J6])" office:value-type="float" office:value="0.000015" calcext:value-type="float">
            <text:p>15,0E-06</text:p>
          </table:table-cell>
          <table:table-cell table:style-name="ce9" table:formula="of:=MIN([.K3:.K6])" office:value-type="float" office:value="0.000031" calcext:value-type="float">
            <text:p>31,0E-0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4" office:value-type="string" calcext:value-type="string">
            <text:p>LET</text:p>
          </table:table-cell>
          <table:table-cell table:style-name="ce1"/>
          <table:table-cell table:style-name="ce9" table:formula="of:=[.C8]*([.N3]-[.N4])/([.N5]*[.N6])" office:value-type="float" office:value="131944.444444444" calcext:value-type="float">
            <text:p>13,2E+04</text:p>
          </table:table-cell>
          <table:table-cell table:style-name="ce9" table:formula="of:=[.D8]*([.N3]-[.N4])/([.N5]*[.N6])" office:value-type="float" office:value="272685.185185185" calcext:value-type="float">
            <text:p>27,3E+04</text:p>
          </table:table-cell>
          <table:table-cell table:style-name="ce9" table:formula="of:=[.E8]*([.N3]-[.N4])/([.N5]*[.N6])" office:value-type="float" office:value="131944.444444444" calcext:value-type="float">
            <text:p>13,2E+04</text:p>
          </table:table-cell>
          <table:table-cell table:style-name="ce9" table:formula="of:=[.F8]*([.N3]-[.N4])/([.N5]*[.N6])" office:value-type="float" office:value="131944.444444444" calcext:value-type="float">
            <text:p>13,2E+04</text:p>
          </table:table-cell>
          <table:table-cell table:style-name="ce9" table:formula="of:=[.G8]*([.N3]-[.N4])/([.N5]*[.N6])" office:value-type="float" office:value="131944.444444444" calcext:value-type="float">
            <text:p>13,2E+04</text:p>
          </table:table-cell>
          <table:table-cell table:style-name="ce9" table:formula="of:=[.H8]*([.N3]-[.N4])/([.N5]*[.N6])" office:value-type="float" office:value="272685.185185185" calcext:value-type="float">
            <text:p>27,3E+04</text:p>
          </table:table-cell>
          <table:table-cell table:style-name="ce9" table:formula="of:=[.I8]*([.N3]-[.N4])/([.N5]*[.N6])" office:value-type="float" office:value="272685.185185185" calcext:value-type="float">
            <text:p>27,3E+04</text:p>
          </table:table-cell>
          <table:table-cell table:style-name="ce9" table:formula="of:=[.J8]*([.N3]-[.N4])/([.N5]*[.N6])" office:value-type="float" office:value="131944.444444444" calcext:value-type="float">
            <text:p>13,2E+04</text:p>
          </table:table-cell>
          <table:table-cell table:style-name="ce9" table:formula="of:=[.K8]*([.N3]-[.N4])/([.N5]*[.N6])" office:value-type="float" office:value="272685.185185185" calcext:value-type="float">
            <text:p>27,3E+04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21" table:formula="of:=[.C10]*0.00001" office:value-type="float" office:value="1.31944444444444" calcext:value-type="float">
            <text:p>1,32</text:p>
          </table:table-cell>
          <table:table-cell table:style-name="ce21" table:formula="of:=[.D10]*0.00001" office:value-type="float" office:value="2.72685185185185" calcext:value-type="float">
            <text:p>2,73</text:p>
          </table:table-cell>
          <table:table-cell table:style-name="ce21" table:formula="of:=[.E10]*0.00001" office:value-type="float" office:value="1.31944444444444" calcext:value-type="float">
            <text:p>1,32</text:p>
          </table:table-cell>
          <table:table-cell table:style-name="ce21" table:formula="of:=[.F10]*0.00001" office:value-type="float" office:value="1.31944444444444" calcext:value-type="float">
            <text:p>1,32</text:p>
          </table:table-cell>
          <table:table-cell table:style-name="ce21" table:formula="of:=[.G10]*0.00001" office:value-type="float" office:value="1.31944444444444" calcext:value-type="float">
            <text:p>1,32</text:p>
          </table:table-cell>
          <table:table-cell table:style-name="ce21" table:formula="of:=[.H10]*0.00001" office:value-type="float" office:value="2.72685185185185" calcext:value-type="float">
            <text:p>2,73</text:p>
          </table:table-cell>
          <table:table-cell table:style-name="ce21" table:formula="of:=[.I10]*0.00001" office:value-type="float" office:value="2.72685185185185" calcext:value-type="float">
            <text:p>2,73</text:p>
          </table:table-cell>
          <table:table-cell table:style-name="ce21" table:formula="of:=[.J10]*0.00001" office:value-type="float" office:value="1.31944444444444" calcext:value-type="float">
            <text:p>1,32</text:p>
          </table:table-cell>
          <table:table-cell table:style-name="ce21" table:formula="of:=[.K10]*0.00001" office:value-type="float" office:value="2.72685185185185" calcext:value-type="float">
            <text:p>2,73</text:p>
          </table:table-cell>
          <table:table-cell table:style-name="ce16"/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5" office:value-type="string" calcext:value-type="string">
            <text:p>LET</text:p>
          </table:table-cell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5" office:value-type="float" office:value="1.32" calcext:value-type="float">
            <text:p>1,32</text:p>
          </table:table-cell>
          <table:table-cell table:number-columns-repeated="4" office:value-type="float" office:value="2.73" calcext:value-type="float">
            <text:p>2,7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table:number-columns-repeated="4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1"/>
          <table:table-cell table:style-name="ce19" table:number-columns-repeated="9"/>
          <table:table-cell table:number-columns-repeated="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table:style-name="ce19" table:number-columns-repeated="9"/>
          <table:table-cell table:number-columns-repeated="2"/>
        </table:table-row>
      </table:table>
      <table:table table:name="finFET" table:style-name="ta1">
        <table:shapes>
          <draw:frame draw:z-index="0" draw:style-name="gr1" draw:text-style-name="P1" svg:width="160.1mm" svg:height="90.09mm" svg:x="27.37mm" svg:y="67.96mm">
            <draw:object draw:notify-on-update-of-ranges="finFET.B2:finFET.L2 finFET.A10:finFET.A10 finFET.B11:finFET.L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4.2mm" svg:y="72.35mm">
            <draw:object draw:notify-on-update-of-ranges="finFET.B13:finFET.L13 finFET.A14:finFET.A14 finFET.B14:finFET.L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60.1mm" svg:height="90.09mm" svg:x="117.18mm" svg:y="203.22mm">
            <draw:object draw:notify-on-update-of-ranges="finFET.B2:finFET.L2 finFET.A10:finFET.A10 finFET.B11:finFET.L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11" table:default-cell-style-name="Default"/>
        <table:table-row table:style-name="ro1">
          <table:table-cell/>
          <table:table-cell table:style-name="ce20" office:value-type="string" calcext:value-type="string" table:number-columns-spanned="10" table:number-rows-spanned="1">
            <text:p>LET (Linear Energy Transfer)</text:p>
          </table:table-cell>
          <table:covered-table-cell table:style-name="ce20"/>
          <table:covered-table-cell table:number-columns-repeated="8" table:style-name="ce1"/>
          <table:table-cell table:number-columns-repeated="3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0</text:p>
          </table:table-cell>
          <table:table-cell/>
          <table:table-cell table:style-name="ce9" office:value-type="float" office:value="0.000059" calcext:value-type="float">
            <text:p>59,0E-06</text:p>
          </table:table-cell>
          <table:table-cell table:style-name="ce9" office:value-type="float" office:value="0.000095" calcext:value-type="float">
            <text:p>95,0E-06</text:p>
          </table:table-cell>
          <table:table-cell table:style-name="ce8" office:value-type="float" office:value="0.000059" calcext:value-type="float">
            <text:p>59,0E-06</text:p>
          </table:table-cell>
          <table:table-cell table:style-name="ce9" office:value-type="float" office:value="0.000059" calcext:value-type="float">
            <text:p>59,0E-06</text:p>
          </table:table-cell>
          <table:table-cell table:style-name="ce9" office:value-type="float" office:value="0.000067" calcext:value-type="float">
            <text:p>67,0E-06</text:p>
          </table:table-cell>
          <table:table-cell table:number-columns-repeated="2" table:style-name="ce9" office:value-type="float" office:value="0.000095" calcext:value-type="float">
            <text:p>95,0E-06</text:p>
          </table:table-cell>
          <table:table-cell table:style-name="ce9" office:value-type="float" office:value="0.000068" calcext:value-type="float">
            <text:p>68,0E-06</text:p>
          </table:table-cell>
          <table:table-cell table:style-name="ce9" office:value-type="float" office:value="0.000095" calcext:value-type="float">
            <text:p>95,0E-06</text:p>
          </table:table-cell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,00E-10</text:p>
          </table:table-cell>
        </table:table-row>
        <table:table-row table:style-name="ro1">
          <table:table-cell table:style-name="ce6" office:value-type="string" calcext:value-type="string">
            <text:p>01</text:p>
          </table:table-cell>
          <table:table-cell/>
          <table:table-cell table:style-name="ce8" office:value-type="float" office:value="0.000049" calcext:value-type="float">
            <text:p>49,0E-06</text:p>
          </table:table-cell>
          <table:table-cell table:style-name="ce8" office:value-type="float" office:value="0.000083" calcext:value-type="float">
            <text:p>83,0E-06</text:p>
          </table:table-cell>
          <table:table-cell table:number-columns-repeated="2" table:style-name="ce9" office:value-type="float" office:value="0.000061" calcext:value-type="float">
            <text:p>61,0E-06</text:p>
          </table:table-cell>
          <table:table-cell table:style-name="ce8" office:value-type="float" office:value="0.000061" calcext:value-type="float">
            <text:p>61,0E-06</text:p>
          </table:table-cell>
          <table:table-cell table:number-columns-repeated="2" table:style-name="ce8" office:value-type="float" office:value="0.000083" calcext:value-type="float">
            <text:p>83,0E-06</text:p>
          </table:table-cell>
          <table:table-cell table:style-name="ce8" office:value-type="float" office:value="0.000049" calcext:value-type="float">
            <text:p>49,0E-06</text:p>
          </table:table-cell>
          <table:table-cell table:style-name="ce8" office:value-type="float" office:value="0.000083" calcext:value-type="float">
            <text:p>83,0E-06</text:p>
          </table:table-cell>
          <table:table-cell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,00E-11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/>
          <table:table-cell table:style-name="ce8" office:value-type="float" office:value="0.000049" calcext:value-type="float">
            <text:p>49,0E-06</text:p>
          </table:table-cell>
          <table:table-cell table:style-name="ce8" office:value-type="float" office:value="0.000083" calcext:value-type="float">
            <text:p>83,0E-06</text:p>
          </table:table-cell>
          <table:table-cell table:style-name="ce9" office:value-type="float" office:value="0.000061" calcext:value-type="float">
            <text:p>61,0E-06</text:p>
          </table:table-cell>
          <table:table-cell table:style-name="ce8" office:value-type="float" office:value="0.000049" calcext:value-type="float">
            <text:p>49,0E-06</text:p>
          </table:table-cell>
          <table:table-cell table:style-name="ce8" office:value-type="float" office:value="0.000061" calcext:value-type="float">
            <text:p>61,0E-06</text:p>
          </table:table-cell>
          <table:table-cell table:number-columns-repeated="2" table:style-name="ce8" office:value-type="float" office:value="0.000083" calcext:value-type="float">
            <text:p>83,0E-06</text:p>
          </table:table-cell>
          <table:table-cell table:style-name="ce9" office:value-type="float" office:value="0.000062" calcext:value-type="float">
            <text:p>62,0E-06</text:p>
          </table:table-cell>
          <table:table-cell table:style-name="ce8" office:value-type="float" office:value="0.000083" calcext:value-type="float">
            <text:p>83,0E-06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,08E-14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/>
          <table:table-cell table:style-name="ce9" office:value-type="float" office:value="0.000059" calcext:value-type="float">
            <text:p>59,0E-06</text:p>
          </table:table-cell>
          <table:table-cell table:style-name="ce9" office:value-type="float" office:value="0.000095" calcext:value-type="float">
            <text:p>95,0E-06</text:p>
          </table:table-cell>
          <table:table-cell table:style-name="ce10" office:value-type="float" office:value="0.000119" calcext:value-type="float">
            <text:p>119,0E-06</text:p>
          </table:table-cell>
          <table:table-cell table:style-name="ce9" office:value-type="float" office:value="0.000069" calcext:value-type="float">
            <text:p>69,0E-06</text:p>
          </table:table-cell>
          <table:table-cell table:style-name="ce9" office:value-type="float" office:value="0.000067" calcext:value-type="float">
            <text:p>67,0E-06</text:p>
          </table:table-cell>
          <table:table-cell table:number-columns-repeated="2" table:style-name="ce9" office:value-type="float" office:value="0.000095" calcext:value-type="float">
            <text:p>95,0E-06</text:p>
          </table:table-cell>
          <table:table-cell table:style-name="ce9" office:value-type="float" office:value="0.000059" calcext:value-type="float">
            <text:p>59,0E-06</text:p>
          </table:table-cell>
          <table:table-cell table:style-name="ce9" office:value-type="float" office:value="0.000095" calcext:value-type="float">
            <text:p>95,0E-06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,00E-06</text:p>
          </table:table-cell>
        </table:table-row>
        <table:table-row table:style-name="ro1">
          <table:table-cell table:style-name="ce7"/>
          <table:table-cell/>
          <table:table-cell table:style-name="ce7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I min</text:p>
          </table:table-cell>
          <table:table-cell/>
          <table:table-cell table:style-name="ce9" table:formula="of:=MIN([.C3:.C6])" office:value-type="float" office:value="0.000049" calcext:value-type="float">
            <text:p>49,0E-06</text:p>
          </table:table-cell>
          <table:table-cell table:style-name="ce9" table:formula="of:=MIN([.D3:.D6])" office:value-type="float" office:value="0.000083" calcext:value-type="float">
            <text:p>83,0E-06</text:p>
          </table:table-cell>
          <table:table-cell table:style-name="ce9" table:formula="of:=MIN([.E3:.E6])" office:value-type="float" office:value="0.000059" calcext:value-type="float">
            <text:p>59,0E-06</text:p>
          </table:table-cell>
          <table:table-cell table:style-name="ce9" table:formula="of:=MIN([.F3:.F6])" office:value-type="float" office:value="0.000049" calcext:value-type="float">
            <text:p>49,0E-06</text:p>
          </table:table-cell>
          <table:table-cell table:style-name="ce9" table:formula="of:=MIN([.G3:.G6])" office:value-type="float" office:value="0.000061" calcext:value-type="float">
            <text:p>61,0E-06</text:p>
          </table:table-cell>
          <table:table-cell table:style-name="ce9" table:formula="of:=MIN([.H3:.H6])" office:value-type="float" office:value="0.000083" calcext:value-type="float">
            <text:p>83,0E-06</text:p>
          </table:table-cell>
          <table:table-cell table:style-name="ce9" table:formula="of:=MIN([.I3:.I6])" office:value-type="float" office:value="0.000083" calcext:value-type="float">
            <text:p>83,0E-06</text:p>
          </table:table-cell>
          <table:table-cell table:style-name="ce9" table:formula="of:=MIN([.J3:.J6])" office:value-type="float" office:value="0.000049" calcext:value-type="float">
            <text:p>49,0E-06</text:p>
          </table:table-cell>
          <table:table-cell table:style-name="ce9" table:formula="of:=MIN([.K3:.K6])" office:value-type="float" office:value="0.000083" calcext:value-type="float">
            <text:p>83,0E-0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4" office:value-type="string" calcext:value-type="string">
            <text:p>LET</text:p>
          </table:table-cell>
          <table:table-cell/>
          <table:table-cell table:style-name="ce18" table:formula="of:=([.C8]*([.N3]-[.N4]))/([.N5]*[.N6])" office:value-type="float" office:value="431018.518518518" calcext:value-type="float">
            <text:p>4,31E+05</text:p>
          </table:table-cell>
          <table:table-cell table:style-name="ce18" table:formula="of:=([.D8]*([.N3]-[.N4]))/([.N5]*[.N6])" office:value-type="float" office:value="730092.592592593" calcext:value-type="float">
            <text:p>7,30E+05</text:p>
          </table:table-cell>
          <table:table-cell table:style-name="ce18" table:formula="of:=([.E8]*([.N3]-[.N4]))/([.N5]*[.N6])" office:value-type="float" office:value="518981.481481481" calcext:value-type="float">
            <text:p>5,19E+05</text:p>
          </table:table-cell>
          <table:table-cell table:style-name="ce18" table:formula="of:=([.F8]*([.N3]-[.N4]))/([.N5]*[.N6])" office:value-type="float" office:value="431018.518518518" calcext:value-type="float">
            <text:p>4,31E+05</text:p>
          </table:table-cell>
          <table:table-cell table:style-name="ce18" table:formula="of:=([.G8]*([.N3]-[.N4]))/([.N5]*[.N6])" office:value-type="float" office:value="536574.074074074" calcext:value-type="float">
            <text:p>5,37E+05</text:p>
          </table:table-cell>
          <table:table-cell table:style-name="ce18" table:formula="of:=([.H8]*([.N3]-[.N4]))/([.N5]*[.N6])" office:value-type="float" office:value="730092.592592593" calcext:value-type="float">
            <text:p>7,30E+05</text:p>
          </table:table-cell>
          <table:table-cell table:style-name="ce18" table:formula="of:=([.I8]*([.N3]-[.N4]))/([.N5]*[.N6])" office:value-type="float" office:value="730092.592592593" calcext:value-type="float">
            <text:p>7,30E+05</text:p>
          </table:table-cell>
          <table:table-cell table:style-name="ce18" table:formula="of:=([.J8]*([.N3]-[.N4]))/([.N5]*[.N6])" office:value-type="float" office:value="431018.518518518" calcext:value-type="float">
            <text:p>4,31E+05</text:p>
          </table:table-cell>
          <table:table-cell table:style-name="ce18" table:formula="of:=([.K8]*([.N3]-[.N4]))/([.N5]*[.N6])" office:value-type="float" office:value="730092.592592593" calcext:value-type="float">
            <text:p>7,30E+05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19" table:formula="of:=[.C10]*0.00001" office:value-type="float" office:value="4.31018518518518" calcext:value-type="float">
            <text:p>4,31</text:p>
          </table:table-cell>
          <table:table-cell table:style-name="ce19" table:formula="of:=[.D10]*0.00001" office:value-type="float" office:value="7.30092592592593" calcext:value-type="float">
            <text:p>7,30</text:p>
          </table:table-cell>
          <table:table-cell table:style-name="ce19" table:formula="of:=[.E10]*0.00001" office:value-type="float" office:value="5.18981481481482" calcext:value-type="float">
            <text:p>5,19</text:p>
          </table:table-cell>
          <table:table-cell table:style-name="ce19" table:formula="of:=[.F10]*0.00001" office:value-type="float" office:value="4.31018518518518" calcext:value-type="float">
            <text:p>4,31</text:p>
          </table:table-cell>
          <table:table-cell table:style-name="ce19" table:formula="of:=[.G10]*0.00001" office:value-type="float" office:value="5.36574074074074" calcext:value-type="float">
            <text:p>5,37</text:p>
          </table:table-cell>
          <table:table-cell table:style-name="ce19" table:formula="of:=[.H10]*0.00001" office:value-type="float" office:value="7.30092592592593" calcext:value-type="float">
            <text:p>7,30</text:p>
          </table:table-cell>
          <table:table-cell table:style-name="ce19" table:formula="of:=[.I10]*0.00001" office:value-type="float" office:value="7.30092592592593" calcext:value-type="float">
            <text:p>7,30</text:p>
          </table:table-cell>
          <table:table-cell table:style-name="ce19" table:formula="of:=[.J10]*0.00001" office:value-type="float" office:value="4.31018518518518" calcext:value-type="float">
            <text:p>4,31</text:p>
          </table:table-cell>
          <table:table-cell table:style-name="ce19" table:formula="of:=[.K10]*0.00001" office:value-type="float" office:value="7.30092592592593" calcext:value-type="float">
            <text:p>7,30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5" office:value-type="string" calcext:value-type="string">
            <text:p>LET</text:p>
          </table:table-cell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table:style-name="ce19" office:value-type="float" office:value="4.31" calcext:value-type="float">
            <text:p>4,31</text:p>
          </table:table-cell>
          <table:table-cell table:style-name="ce19" office:value-type="float" office:value="5.19" calcext:value-type="float">
            <text:p>5,19</text:p>
          </table:table-cell>
          <table:table-cell table:style-name="ce19" office:value-type="float" office:value="5.37" calcext:value-type="float">
            <text:p>5,37</text:p>
          </table:table-cell>
          <table:table-cell table:number-columns-repeated="4" table:style-name="ce19" office:value-type="float" office:value="7.3" calcext:value-type="float">
            <text:p>7,30</text:p>
          </table:table-cell>
          <table:table-cell table:number-columns-repeated="3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6"/>
          <table:table-cell table:style-name="ce11"/>
          <table:table-cell table:number-columns-repeated="7"/>
        </table:table-row>
      </table:table>
      <table:table table:name="sumary" table:style-name="ta1">
        <table:shapes>
          <draw:frame draw:z-index="0" draw:style-name="gr1" draw:text-style-name="P1" svg:width="159.99mm" svg:height="89.99mm" svg:x="13.88mm" svg:y="130.53mm">
            <draw:object draw:notify-on-update-of-ranges="sumary.B2:sumary.L2 sumary.A3:sumary.A3 sumary.B4:sumary.L4 sumary.A5:sumary.A5 sumary.B6:sumary.L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199.25mm" svg:y="134.88mm">
            <draw:object draw:notify-on-update-of-ranges="sumary.B2:sumary.L2 sumary.A3:sumary.A3 sumary.B4:sumary.L4 sumary.A5:sumary.A5 sumary.B6:sumary.L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1">
          <table:table-cell table:style-name="ce29" office:value-type="string" calcext:value-type="string" table:number-columns-spanned="11" table:number-rows-spanned="1">
            <text:p>Summary LET</text:p>
          </table:table-cell>
          <table:covered-table-cell table:number-columns-repeated="10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V1</text:p>
          </table:table-cell>
          <table:table-cell table:style-name="ce13" office:value-type="string" calcext:value-type="string">
            <text:p>V2</text:p>
          </table:table-cell>
          <table:table-cell table:style-name="ce13" office:value-type="string" calcext:value-type="string">
            <text:p>V3</text:p>
          </table:table-cell>
          <table:table-cell table:style-name="ce13" office:value-type="string" calcext:value-type="string">
            <text:p>V4</text:p>
          </table:table-cell>
          <table:table-cell table:style-name="ce13" office:value-type="string" calcext:value-type="string">
            <text:p>V5</text:p>
          </table:table-cell>
          <table:table-cell table:style-name="ce13" office:value-type="string" calcext:value-type="string">
            <text:p>V6</text:p>
          </table:table-cell>
          <table:table-cell table:style-name="ce13" office:value-type="string" calcext:value-type="string">
            <text:p>V7</text:p>
          </table:table-cell>
          <table:table-cell table:style-name="ce13" office:value-type="string" calcext:value-type="string">
            <text:p>V8</text:p>
          </table:table-cell>
          <table:table-cell office:value-type="string" calcext:value-type="string">
            <text:p>V9</text:p>
          </table:table-cell>
        </table:table-row>
        <table:table-row table:style-name="ro1">
          <table:table-cell table:style-name="ce4" office:value-type="string" calcext:value-type="string">
            <text:p>CMOS</text:p>
          </table:table-cell>
          <table:table-cell table:style-name="ce1"/>
          <table:table-cell table:style-name="ce9" table:formula="of:=[$cmos.C10]" office:value-type="float" office:value="131944.444444444" calcext:value-type="float">
            <text:p>13,2E+04</text:p>
          </table:table-cell>
          <table:table-cell table:style-name="ce9" table:formula="of:=[$cmos.D10]" office:value-type="float" office:value="272685.185185185" calcext:value-type="float">
            <text:p>27,3E+04</text:p>
          </table:table-cell>
          <table:table-cell table:style-name="ce9" table:formula="of:=[$cmos.E10]" office:value-type="float" office:value="131944.444444444" calcext:value-type="float">
            <text:p>13,2E+04</text:p>
          </table:table-cell>
          <table:table-cell table:style-name="ce9" table:formula="of:=[$cmos.F10]" office:value-type="float" office:value="131944.444444444" calcext:value-type="float">
            <text:p>13,2E+04</text:p>
          </table:table-cell>
          <table:table-cell table:style-name="ce9" table:formula="of:=[$cmos.G10]" office:value-type="float" office:value="131944.444444444" calcext:value-type="float">
            <text:p>13,2E+04</text:p>
          </table:table-cell>
          <table:table-cell table:style-name="ce9" table:formula="of:=[$cmos.H10]" office:value-type="float" office:value="272685.185185185" calcext:value-type="float">
            <text:p>27,3E+04</text:p>
          </table:table-cell>
          <table:table-cell table:style-name="ce9" table:formula="of:=[$cmos.I10]" office:value-type="float" office:value="272685.185185185" calcext:value-type="float">
            <text:p>27,3E+04</text:p>
          </table:table-cell>
          <table:table-cell table:style-name="ce9" table:formula="of:=[$cmos.J10]" office:value-type="float" office:value="131944.444444444" calcext:value-type="float">
            <text:p>13,2E+04</text:p>
          </table:table-cell>
          <table:table-cell table:style-name="ce9" table:formula="of:=[$cmos.K10]" office:value-type="float" office:value="272685.185185185" calcext:value-type="float">
            <text:p>27,3E+04</text:p>
          </table:table-cell>
        </table:table-row>
        <table:table-row table:style-name="ro1">
          <table:table-cell table:number-columns-repeated="2"/>
          <table:table-cell table:style-name="ce39" table:formula="of:=[.C3]*0.00001" office:value-type="float" office:value="1.31944444444444" calcext:value-type="float">
            <text:p>1,32</text:p>
          </table:table-cell>
          <table:table-cell table:style-name="ce39" table:formula="of:=[.D3]*0.00001" office:value-type="float" office:value="2.72685185185185" calcext:value-type="float">
            <text:p>2,73</text:p>
          </table:table-cell>
          <table:table-cell table:style-name="ce39" table:formula="of:=[.E3]*0.00001" office:value-type="float" office:value="1.31944444444444" calcext:value-type="float">
            <text:p>1,32</text:p>
          </table:table-cell>
          <table:table-cell table:style-name="ce39" table:formula="of:=[.F3]*0.00001" office:value-type="float" office:value="1.31944444444444" calcext:value-type="float">
            <text:p>1,32</text:p>
          </table:table-cell>
          <table:table-cell table:style-name="ce39" table:formula="of:=[.G3]*0.00001" office:value-type="float" office:value="1.31944444444444" calcext:value-type="float">
            <text:p>1,32</text:p>
          </table:table-cell>
          <table:table-cell table:style-name="ce39" table:formula="of:=[.H3]*0.00001" office:value-type="float" office:value="2.72685185185185" calcext:value-type="float">
            <text:p>2,73</text:p>
          </table:table-cell>
          <table:table-cell table:style-name="ce39" table:formula="of:=[.I3]*0.00001" office:value-type="float" office:value="2.72685185185185" calcext:value-type="float">
            <text:p>2,73</text:p>
          </table:table-cell>
          <table:table-cell table:style-name="ce39" table:formula="of:=[.J3]*0.00001" office:value-type="float" office:value="1.31944444444444" calcext:value-type="float">
            <text:p>1,32</text:p>
          </table:table-cell>
          <table:table-cell table:style-name="ce39" table:formula="of:=[.K3]*0.00001" office:value-type="float" office:value="2.72685185185185" calcext:value-type="float">
            <text:p>2,73</text:p>
          </table:table-cell>
        </table:table-row>
        <table:table-row table:style-name="ro1">
          <table:table-cell table:style-name="ce4" office:value-type="string" calcext:value-type="string">
            <text:p>finFET</text:p>
          </table:table-cell>
          <table:table-cell table:style-name="ce13"/>
          <table:table-cell table:style-name="ce27" table:formula="of:=[$finFET.C10]" office:value-type="float" office:value="431018.518518518" calcext:value-type="float">
            <text:p>4,31E+05</text:p>
          </table:table-cell>
          <table:table-cell table:style-name="ce27" table:formula="of:=[$finFET.D10]" office:value-type="float" office:value="730092.592592593" calcext:value-type="float">
            <text:p>7,30E+05</text:p>
          </table:table-cell>
          <table:table-cell table:style-name="ce27" table:formula="of:=[$finFET.E10]" office:value-type="float" office:value="518981.481481481" calcext:value-type="float">
            <text:p>5,19E+05</text:p>
          </table:table-cell>
          <table:table-cell table:style-name="ce27" table:formula="of:=[$finFET.F10]" office:value-type="float" office:value="431018.518518518" calcext:value-type="float">
            <text:p>4,31E+05</text:p>
          </table:table-cell>
          <table:table-cell table:style-name="ce27" table:formula="of:=[$finFET.G10]" office:value-type="float" office:value="536574.074074074" calcext:value-type="float">
            <text:p>5,37E+05</text:p>
          </table:table-cell>
          <table:table-cell table:style-name="ce27" table:formula="of:=[$finFET.H10]" office:value-type="float" office:value="730092.592592593" calcext:value-type="float">
            <text:p>7,30E+05</text:p>
          </table:table-cell>
          <table:table-cell table:style-name="ce27" table:formula="of:=[$finFET.I10]" office:value-type="float" office:value="730092.592592593" calcext:value-type="float">
            <text:p>7,30E+05</text:p>
          </table:table-cell>
          <table:table-cell table:style-name="ce27" table:formula="of:=[$finFET.J10]" office:value-type="float" office:value="431018.518518518" calcext:value-type="float">
            <text:p>4,31E+05</text:p>
          </table:table-cell>
          <table:table-cell table:style-name="ce27" table:formula="of:=[$finFET.K10]" office:value-type="float" office:value="730092.592592593" calcext:value-type="float">
            <text:p>7,30E+05</text:p>
          </table:table-cell>
        </table:table-row>
        <table:table-row table:style-name="ro1">
          <table:table-cell/>
          <table:table-cell table:style-name="ce14"/>
          <table:table-cell table:style-name="ce39" table:formula="of:=[.C5]*0.00001" office:value-type="float" office:value="4.31018518518518" calcext:value-type="float">
            <text:p>4,31</text:p>
          </table:table-cell>
          <table:table-cell table:style-name="ce39" table:formula="of:=[.D5]*0.00001" office:value-type="float" office:value="7.30092592592593" calcext:value-type="float">
            <text:p>7,30</text:p>
          </table:table-cell>
          <table:table-cell table:style-name="ce39" table:formula="of:=[.E5]*0.00001" office:value-type="float" office:value="5.18981481481482" calcext:value-type="float">
            <text:p>5,19</text:p>
          </table:table-cell>
          <table:table-cell table:style-name="ce39" table:formula="of:=[.F5]*0.00001" office:value-type="float" office:value="4.31018518518518" calcext:value-type="float">
            <text:p>4,31</text:p>
          </table:table-cell>
          <table:table-cell table:style-name="ce39" table:formula="of:=[.G5]*0.00001" office:value-type="float" office:value="5.36574074074074" calcext:value-type="float">
            <text:p>5,37</text:p>
          </table:table-cell>
          <table:table-cell table:style-name="ce39" table:formula="of:=[.H5]*0.00001" office:value-type="float" office:value="7.30092592592593" calcext:value-type="float">
            <text:p>7,30</text:p>
          </table:table-cell>
          <table:table-cell table:style-name="ce39" table:formula="of:=[.I5]*0.00001" office:value-type="float" office:value="7.30092592592593" calcext:value-type="float">
            <text:p>7,30</text:p>
          </table:table-cell>
          <table:table-cell table:style-name="ce39" table:formula="of:=[.J5]*0.00001" office:value-type="float" office:value="4.31018518518518" calcext:value-type="float">
            <text:p>4,31</text:p>
          </table:table-cell>
          <table:table-cell table:style-name="ce39" table:formula="of:=[.K5]*0.00001" office:value-type="float" office:value="7.30092592592593" calcext:value-type="float">
            <text:p>7,3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7"/>
          <table:table-cell table:style-name="ce13"/>
          <table:table-cell table:style-name="ce40" office:value-type="string" calcext:value-type="string" table:number-columns-spanned="4" table:number-rows-spanned="1">
            <text:p>Average</text:p>
          </table:table-cell>
          <table:covered-table-cell table:number-columns-repeated="3" table:style-name="ce41"/>
          <table:table-cell/>
          <table:table-cell table:style-name="ce40" office:value-type="string" calcext:value-type="string" table:number-columns-spanned="4" table:number-rows-spanned="1">
            <text:p>Average</text:p>
          </table:table-cell>
          <table:covered-table-cell table:number-columns-repeated="3" table:style-name="ce41"/>
        </table:table-row>
        <table:table-row table:style-name="ro1">
          <table:table-cell table:number-columns-repeated="2"/>
          <table:table-cell table:style-name="ce1"/>
          <table:table-cell table:style-name="ce9" office:value-type="string" calcext:value-type="string">
            <text:p>Static</text:p>
          </table:table-cell>
          <table:table-cell table:style-name="ce9" office:value-type="string" calcext:value-type="string">
            <text:p>PTL</text:p>
          </table:table-cell>
          <table:table-cell table:style-name="ce9" office:value-type="string" calcext:value-type="string">
            <text:p>all</text:p>
          </table:table-cell>
          <table:table-cell/>
          <table:table-cell table:style-name="ce1"/>
          <table:table-cell table:style-name="ce9" office:value-type="string" calcext:value-type="string">
            <text:p>Static</text:p>
          </table:table-cell>
          <table:table-cell table:style-name="ce9" office:value-type="string" calcext:value-type="string">
            <text:p>PTL</text:p>
          </table:table-cell>
          <table:table-cell table:style-name="ce9" office:value-type="string" calcext:value-type="string">
            <text:p>all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MOS</text:p>
          </table:table-cell>
          <table:table-cell table:style-name="ce42" table:formula="of:=SUM([.C3:.F3])/4" office:value-type="float" office:value="167129.629629629" calcext:value-type="float">
            <text:p>16,71E+04</text:p>
          </table:table-cell>
          <table:table-cell table:style-name="ce42" table:formula="of:=SUM([.G3:.K3])/5" office:value-type="float" office:value="216388.888888889" calcext:value-type="float">
            <text:p>21,64E+04</text:p>
          </table:table-cell>
          <table:table-cell table:style-name="ce42" table:formula="of:=SUM([.C3:.K3])/9" office:value-type="float" office:value="194495.884773662" calcext:value-type="float">
            <text:p>19,45E+04</text:p>
          </table:table-cell>
          <table:table-cell/>
          <table:table-cell table:style-name="ce1" office:value-type="string" calcext:value-type="string">
            <text:p>CMOS</text:p>
          </table:table-cell>
          <table:table-cell table:style-name="ce21" table:formula="of:=(SUM([.C3:.F3])/4)*0.00001" office:value-type="float" office:value="1.67129629629629" calcext:value-type="float">
            <text:p>1,67</text:p>
          </table:table-cell>
          <table:table-cell table:style-name="ce21" table:formula="of:=(SUM([.G3:.K3])/5)*0.00001" office:value-type="float" office:value="2.16388888888889" calcext:value-type="float">
            <text:p>2,16</text:p>
          </table:table-cell>
          <table:table-cell table:style-name="ce21" table:formula="of:=(SUM([.C3:.K3])/9)*0.00001" office:value-type="float" office:value="1.94495884773662" calcext:value-type="float">
            <text:p>1,9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inFET</text:p>
          </table:table-cell>
          <table:table-cell table:style-name="ce42" table:formula="of:=SUM([.C5:.F5])/4" office:value-type="float" office:value="527777.777777778" calcext:value-type="float">
            <text:p>52,78E+04</text:p>
          </table:table-cell>
          <table:table-cell table:style-name="ce42" table:formula="of:=SUM([.G5:.K5])/5" office:value-type="float" office:value="631574.074074074" calcext:value-type="float">
            <text:p>63,16E+04</text:p>
          </table:table-cell>
          <table:table-cell table:style-name="ce42" table:formula="of:=SUM([.C5:.K5])/9" office:value-type="float" office:value="585442.386831276" calcext:value-type="float">
            <text:p>58,54E+04</text:p>
          </table:table-cell>
          <table:table-cell/>
          <table:table-cell table:style-name="ce1" office:value-type="string" calcext:value-type="string">
            <text:p>finFET</text:p>
          </table:table-cell>
          <table:table-cell table:style-name="ce21" table:formula="of:=(SUM([.C5:.F5])/4)*0.00001" office:value-type="float" office:value="5.27777777777778" calcext:value-type="float">
            <text:p>5,28</text:p>
          </table:table-cell>
          <table:table-cell table:style-name="ce21" table:formula="of:=(SUM([.G5:.K5])/5)*0.00001" office:value-type="float" office:value="6.31574074074074" calcext:value-type="float">
            <text:p>6,32</text:p>
          </table:table-cell>
          <table:table-cell table:style-name="ce21" table:formula="of:=(SUM([.C5:.K5])/9)*0.00001" office:value-type="float" office:value="5.85442386831276" calcext:value-type="float">
            <text:p>5,8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13" table:number-columns-repeated="9"/>
        </table:table-row>
        <table:table-row table:style-name="ro1">
          <table:table-cell table:number-columns-repeated="2"/>
          <table:table-cell table:style-name="ce16" table:number-columns-repeated="9"/>
        </table:table-row>
        <table:table-row table:style-name="ro1">
          <table:table-cell table:number-columns-repeated="2"/>
          <table:table-cell table:style-name="ce16" table:number-columns-repeated="9"/>
        </table:table-row>
      </table:table>
      <table:named-expressions/>
      <table:database-ranges>
        <table:database-range table:name="__Anonymous_Sheet_DB__0" table:target-range-address="cmos.D23:cmos.L24">
          <table:sort>
            <table:sort-by table:field-number="0" table:data-type="automatic"/>
          </table:sort>
        </table:database-range>
        <table:database-range table:name="__Anonymous_Sheet_DB__1" table:target-range-address="finFET.C10:finFET.E10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8">
      <number:scientific-number number:decimal-places="1" loext:min-decimal-places="1" number:min-integer-digits="2" number:min-exponent-digits="3" loext:exponent-interval="2" loext:forced-exponent-sign="true"/>
    </number:number-style>
    <number:number-style style:name="N109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10">
      <number:scientific-number number:decimal-places="1" loext:min-decimal-places="1" number:min-integer-digits="2" number:min-exponent-digits="2" loext:exponent-interval="2" loext:forced-exponent-sign="true"/>
    </number:number-style>
    <number:number-style style:name="N111">
      <number:scientific-number number:decimal-places="1" loext:min-decimal-places="1" number:min-integer-digits="3" number:min-exponent-digits="2" loext:exponent-interval="3" loext:forced-exponent-sign="true"/>
    </number:number-style>
    <number:number-style style:name="N112">
      <number:scientific-number number:decimal-places="0" loext:min-decimal-places="0" number:min-integer-digits="2" number:min-exponent-digits="2" loext:exponent-interval="2" loext:forced-exponent-sign="true"/>
    </number:number-style>
    <number:number-style style:name="N113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14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19:49:21.065016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6:39:06.518587178</meta:creation-date>
    <dc:date>2019-06-03T21:36:44.355121025</dc:date>
    <meta:editing-duration>P3DT3H2M6S</meta:editing-duration>
    <meta:editing-cycles>26</meta:editing-cycles>
    <meta:generator>LibreOffice/6.0.7.3$Linux_X86_64 LibreOffice_project/00m0$Build-3</meta:generator>
    <meta:document-statistic meta:table-count="3" meta:cell-count="28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ed1c24" draw:fill-color="#ed1c24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line" chart:style-name="ch1">
        <chart:title svg:x="6.03cm" svg:y="0.316cm" chart:style-name="ch2">
          <text:p>Worst Case finFET</text:p>
        </chart:title>
        <chart:plot-area chart:style-name="ch3" table:cell-range-address="finFET.B2:finFET.L2 finFET.A10:finFET.A10 finFET.B11:finFET.L11" chart:data-source-has-labels="both" svg:x="1.701cm" svg:y="1.275cm" svg:width="13.99cm" svg:height="6.574cm">
          <chartooo:coordinate-region svg:x="2.613cm" svg:y="1.474cm" svg:width="13.078cm" svg:height="5.728cm"/>
          <chart:axis chart:dimension="x" chart:name="primary-x" chart:style-name="ch4" chartooo:axis-type="auto">
            <chartooo:date-scale/>
            <chart:title svg:x="7.726cm" svg:y="8.029cm" chart:style-name="ch5">
              <text:p>XOR version</text:p>
            </chart:title>
            <chart:categories table:cell-range-address="finFET.B2:finFET.L2"/>
            <chart:grid chart:style-name="ch6" chart:class="major"/>
          </chart:axis>
          <chart:axis chart:dimension="y" chart:name="primary-y" chart:style-name="ch7">
            <chart:title svg:x="0.451cm" svg:y="6.696cm" chart:style-name="ch8">
              <text:p>Linear Energy Transfer - LET
(keV*cm2/mg)</text:p>
            </chart:title>
            <chart:grid chart:style-name="ch6" chart:class="major"/>
          </chart:axis>
          <chart:series chart:style-name="ch9" chart:values-cell-range-address="finFET.B11:finFET.L11" chart:label-cell-address="finFET.A10:finFET.A10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inFET.B2:finFET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finFET.A10:finFET.A10</svg:desc>
                </draw:g>
              </table:table-cell>
              <table:table-cell office:value-type="float" office:value="NaN">
                <text:p>NaN</text:p>
                <draw:g>
                  <svg:desc>finFET.B11:finFET.L11</svg:desc>
                </draw:g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5.18981481481482">
                <text:p>5.18981481481482</text:p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5.36574074074074">
                <text:p>5.36574074074074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Worst Case CMOS</text:p>
        </chart:title>
        <chart:plot-area chart:style-name="ch3" table:cell-range-address="cmos.B2:cmos.L2 cmos.A10:cmos.A10 cmos.B11:cmos.L11" chart:data-source-has-labels="both" svg:x="1.701cm" svg:y="1.275cm" svg:width="13.979cm" svg:height="6.564cm">
          <chartooo:coordinate-region svg:x="2.613cm" svg:y="1.474cm" svg:width="13.067cm" svg:height="5.718cm"/>
          <chart:axis chart:dimension="x" chart:name="primary-x" chart:style-name="ch4" chartooo:axis-type="auto">
            <chartooo:date-scale/>
            <chart:title svg:x="7.72cm" svg:y="8.019cm" chart:style-name="ch5">
              <text:p>XOR version</text:p>
            </chart:title>
            <chart:categories table:cell-range-address="cmos.B2:cmos.L2"/>
            <chart:grid chart:style-name="ch6" chart:class="major"/>
          </chart:axis>
          <chart:axis chart:dimension="y" chart:name="primary-y" chart:style-name="ch7">
            <chart:title svg:x="0.451cm" svg:y="6.691cm" chart:style-name="ch8">
              <text:p>Linear Energy Transfer - LET
(keV*cm2/mg)</text:p>
            </chart:title>
            <chart:grid chart:style-name="ch6" chart:class="major"/>
          </chart:axis>
          <chart:series chart:style-name="ch9" chart:values-cell-range-address="cmos.B11:cmos.L11" chart:label-cell-address="cmos.A10:cmos.A10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2:cmos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cmos.A10:cmos.A10</svg:desc>
                </draw:g>
              </table:table-cell>
              <table:table-cell office:value-type="float" office:value="NaN">
                <text:p>NaN</text:p>
                <draw:g>
                  <svg:desc>cmos.B11:cmos.L11</svg:desc>
                </draw:g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9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ff420e" draw:fill-color="#ff420e"/>
      <style:text-properties fo:font-size="9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37cm" svg:y="0.316cm" chart:style-name="ch2">
          <text:p>CMOS vs finFET</text:p>
        </chart:title>
        <chart:legend chart:legend-position="bottom" svg:x="6.423cm" svg:y="8.401cm" style:legend-expansion="wide" chart:style-name="ch3"/>
        <chart:plot-area chart:style-name="ch4" table:cell-range-address="sumary.B2:sumary.L2 sumary.A3:sumary.A3 sumary.B4:sumary.L4 sumary.A5:sumary.A5 sumary.B6:sumary.L6" chart:data-source-has-labels="both" svg:x="1.701cm" svg:y="1.275cm" svg:width="13.979cm" svg:height="5.781cm">
          <chartooo:coordinate-region svg:x="2.613cm" svg:y="1.474cm" svg:width="13.067cm" svg:height="4.935cm"/>
          <chart:axis chart:dimension="x" chart:name="primary-x" chart:style-name="ch5" chartooo:axis-type="auto">
            <chartooo:date-scale/>
            <chart:title svg:x="7.72cm" svg:y="7.236cm" chart:style-name="ch6">
              <text:p>XOR version</text:p>
            </chart:title>
            <chart:categories table:cell-range-address="sumary.B2:sumary.L2"/>
            <chart:grid chart:style-name="ch7" chart:class="major"/>
          </chart:axis>
          <chart:axis chart:dimension="y" chart:name="primary-y" chart:style-name="ch8">
            <chart:title svg:x="0.451cm" svg:y="6.299cm" chart:style-name="ch9">
              <text:p>Linear Energy Transfer - LET
(keV*cm2/mg)</text:p>
            </chart:title>
            <chart:grid chart:style-name="ch7" chart:class="major"/>
          </chart:axis>
          <chart:series chart:style-name="ch10" chart:values-cell-range-address="sumary.B4:sumary.L4" chart:label-cell-address="sumary.A3:sumary.A3" chart:class="chart:line">
            <chart:data-point chart:repeated="11"/>
          </chart:series>
          <chart:series chart:style-name="ch11" chart:values-cell-range-address="sumary.B6:sumary.L6" chart:label-cell-address="sumary.A5:sumary.A5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ary.B2:sumary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NaN">
                <text:p>NaN</text:p>
                <draw:g>
                  <svg:desc>sumary.B4:sumary.L4</svg:desc>
                </draw:g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NaN">
                <text:p>NaN</text:p>
                <draw:g>
                  <svg:desc>sumary.B6:sumary.L6</svg:desc>
                </draw:g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5.18981481481482">
                <text:p>5.18981481481482</text:p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5.36574074074074">
                <text:p>5.36574074074074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Worst Case CMOS</text:p>
        </chart:title>
        <chart:plot-area chart:style-name="ch3" table:cell-range-address="cmos.A14:cmos.L15" chart:data-source-has-labels="both" svg:x="1.331cm" svg:y="1.275cm" svg:width="14.349cm" svg:height="6.564cm">
          <chartooo:coordinate-region svg:x="2.058cm" svg:y="1.474cm" svg:width="13.622cm" svg:height="5.718cm"/>
          <chart:axis chart:dimension="x" chart:name="primary-x" chart:style-name="ch4" chartooo:axis-type="auto">
            <chartooo:date-scale/>
            <chart:title svg:x="7.535cm" svg:y="8.019cm" chart:style-name="ch5">
              <text:p>XOR version</text:p>
            </chart:title>
            <chart:categories table:cell-range-address="cmos.B14:cmos.L14"/>
            <chart:grid chart:style-name="ch6" chart:class="major"/>
          </chart:axis>
          <chart:axis chart:dimension="y" chart:name="primary-y" chart:style-name="ch4">
            <chart:title svg:x="0.451cm" svg:y="6.691cm" chart:style-name="ch7">
              <text:p>Linear Energy Transfer - LET</text:p>
            </chart:title>
            <chart:grid chart:style-name="ch6" chart:class="major"/>
          </chart:axis>
          <chart:series chart:style-name="ch8" chart:values-cell-range-address="cmos.B15:cmos.L15" chart:label-cell-address="cmos.A15:cmos.A15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14:cmos.L14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8</text:p>
              </table:table-cell>
              <table:table-cell office:value-type="string">
                <text:p>V2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mos.A15:cmos.A15</svg:desc>
                </draw:g>
              </table:table-cell>
              <table:table-cell office:value-type="float" office:value="NaN">
                <text:p>NaN</text:p>
                <draw:g>
                  <svg:desc>cmos.B15:cmos.L15</svg:desc>
                </draw:g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25cm" svg:y="0.316cm" chart:style-name="ch2">
          <text:p>Worst Case finFET</text:p>
        </chart:title>
        <chart:plot-area chart:style-name="ch3" table:cell-range-address="finFET.A13:finFET.L14" chart:data-source-has-labels="both" svg:x="1.331cm" svg:y="1.275cm" svg:width="14.349cm" svg:height="6.564cm">
          <chartooo:coordinate-region svg:x="2.243cm" svg:y="1.474cm" svg:width="13.437cm" svg:height="5.718cm"/>
          <chart:axis chart:dimension="x" chart:name="primary-x" chart:style-name="ch4" chartooo:axis-type="auto">
            <chartooo:date-scale/>
            <chart:title svg:x="7.535cm" svg:y="8.019cm" chart:style-name="ch5">
              <text:p>XOR version</text:p>
            </chart:title>
            <chart:categories table:cell-range-address="finFET.B13:finFET.L13"/>
            <chart:grid chart:style-name="ch6" chart:class="major"/>
          </chart:axis>
          <chart:axis chart:dimension="y" chart:name="primary-y" chart:style-name="ch7">
            <chart:title svg:x="0.451cm" svg:y="6.691cm" chart:style-name="ch8">
              <text:p>Linear Energy Transfer - LET</text:p>
            </chart:title>
            <chart:grid chart:style-name="ch6" chart:class="major"/>
          </chart:axis>
          <chart:series chart:style-name="ch9" chart:values-cell-range-address="finFET.B14:finFET.L14" chart:label-cell-address="finFET.A14:finFET.A14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inFET.B13:finFET.L13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inFET.A14:finFET.A14</svg:desc>
                </draw:g>
              </table:table-cell>
              <table:table-cell office:value-type="float" office:value="NaN">
                <text:p>NaN</text:p>
                <draw:g>
                  <svg:desc>finFET.B14:finFET.L14</svg:desc>
                </draw:g>
              </table:table-cell>
              <table:table-cell office:value-type="float" office:value="4.31">
                <text:p>4.31</text:p>
              </table:table-cell>
              <table:table-cell office:value-type="float" office:value="4.31">
                <text:p>4.31</text:p>
              </table:table-cell>
              <table:table-cell office:value-type="float" office:value="4.31">
                <text:p>4.31</text:p>
              </table:table-cell>
              <table:table-cell office:value-type="float" office:value="5.19">
                <text:p>5.19</text:p>
              </table:table-cell>
              <table:table-cell office:value-type="float" office:value="5.37">
                <text:p>5.37</text:p>
              </table:table-cell>
              <table:table-cell office:value-type="float" office:value="7.3">
                <text:p>7.3</text:p>
              </table:table-cell>
              <table:table-cell office:value-type="float" office:value="7.3">
                <text:p>7.3</text:p>
              </table:table-cell>
              <table:table-cell office:value-type="float" office:value="7.3">
                <text:p>7.3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bar" chart:style-name="ch1">
        <chart:title svg:x="6.03cm" svg:y="0.316cm" chart:style-name="ch2">
          <text:p>Worst Case finFET</text:p>
        </chart:title>
        <chart:plot-area chart:style-name="ch3" table:cell-range-address="finFET.B2:finFET.L2 finFET.A10:finFET.A10 finFET.B11:finFET.L11" chart:data-source-has-labels="both" svg:x="1.701cm" svg:y="1.275cm" svg:width="13.99cm" svg:height="6.574cm">
          <chartooo:coordinate-region svg:x="2.613cm" svg:y="1.474cm" svg:width="13.078cm" svg:height="5.728cm"/>
          <chart:axis chart:dimension="x" chart:name="primary-x" chart:style-name="ch4" chartooo:axis-type="auto">
            <chartooo:date-scale/>
            <chart:title svg:x="7.726cm" svg:y="8.029cm" chart:style-name="ch5">
              <text:p>XOR version</text:p>
            </chart:title>
            <chart:categories table:cell-range-address="finFET.B2:finFET.L2"/>
            <chart:grid chart:style-name="ch6" chart:class="major"/>
          </chart:axis>
          <chart:axis chart:dimension="y" chart:name="primary-y" chart:style-name="ch7">
            <chart:title svg:x="0.451cm" svg:y="6.696cm" chart:style-name="ch8">
              <text:p>Linear Energy Transfer - LET
(keV*cm2/mg)</text:p>
            </chart:title>
            <chart:grid chart:style-name="ch6" chart:class="major"/>
          </chart:axis>
          <chart:series chart:style-name="ch9" chart:values-cell-range-address="finFET.B11:finFET.L11" chart:label-cell-address="finFET.A10:finFET.A10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inFET.B2:finFET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finFET.A10:finFET.A10</svg:desc>
                </draw:g>
              </table:table-cell>
              <table:table-cell office:value-type="float" office:value="NaN">
                <text:p>NaN</text:p>
                <draw:g>
                  <svg:desc>finFET.B11:finFET.L11</svg:desc>
                </draw:g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5.18981481481482">
                <text:p>5.18981481481482</text:p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5.36574074074074">
                <text:p>5.36574074074074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12cm" svg:y="0.316cm" chart:style-name="ch2">
          <text:p>Worst Case CMOS</text:p>
        </chart:title>
        <chart:plot-area chart:style-name="ch3" table:cell-range-address="cmos.B2:cmos.L2 cmos.A10:cmos.A10 cmos.B11:cmos.L11" chart:data-source-has-labels="both" svg:x="1.701cm" svg:y="1.275cm" svg:width="13.979cm" svg:height="6.564cm">
          <chartooo:coordinate-region svg:x="2.613cm" svg:y="1.474cm" svg:width="13.067cm" svg:height="5.718cm"/>
          <chart:axis chart:dimension="x" chart:name="primary-x" chart:style-name="ch4" chartooo:axis-type="auto">
            <chartooo:date-scale/>
            <chart:title svg:x="7.72cm" svg:y="8.019cm" chart:style-name="ch5">
              <text:p>XOR version</text:p>
            </chart:title>
            <chart:categories table:cell-range-address="cmos.B2:cmos.L2"/>
            <chart:grid chart:style-name="ch6" chart:class="major"/>
          </chart:axis>
          <chart:axis chart:dimension="y" chart:name="primary-y" chart:style-name="ch7">
            <chart:title svg:x="0.451cm" svg:y="6.691cm" chart:style-name="ch8">
              <text:p>Linear Energy Transfer - LET
(keV*cm2/mg)</text:p>
            </chart:title>
            <chart:grid chart:style-name="ch6" chart:class="major"/>
          </chart:axis>
          <chart:series chart:style-name="ch9" chart:values-cell-range-address="cmos.B11:cmos.L11" chart:label-cell-address="cmos.A10:cmos.A10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2:cmos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cmos.A10:cmos.A10</svg:desc>
                </draw:g>
              </table:table-cell>
              <table:table-cell office:value-type="float" office:value="NaN">
                <text:p>NaN</text:p>
                <draw:g>
                  <svg:desc>cmos.B11:cmos.L11</svg:desc>
                </draw:g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9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ff420e"/>
      <style:text-properties fo:font-size="9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37cm" svg:y="0.316cm" chart:style-name="ch2">
          <text:p>CMOS vs finFET</text:p>
        </chart:title>
        <chart:legend chart:legend-position="bottom" svg:x="6.423cm" svg:y="8.401cm" style:legend-expansion="wide" chart:style-name="ch3"/>
        <chart:plot-area chart:style-name="ch4" table:cell-range-address="sumary.B2:sumary.L2 sumary.A3:sumary.A3 sumary.B4:sumary.L4 sumary.A5:sumary.A5 sumary.B6:sumary.L6" chart:data-source-has-labels="both" svg:x="1.701cm" svg:y="1.275cm" svg:width="13.979cm" svg:height="5.781cm">
          <chartooo:coordinate-region svg:x="2.613cm" svg:y="1.474cm" svg:width="13.067cm" svg:height="4.935cm"/>
          <chart:axis chart:dimension="x" chart:name="primary-x" chart:style-name="ch5" chartooo:axis-type="auto">
            <chartooo:date-scale/>
            <chart:title svg:x="7.72cm" svg:y="7.236cm" chart:style-name="ch6">
              <text:p>XOR version</text:p>
            </chart:title>
            <chart:categories table:cell-range-address="sumary.B2:sumary.L2"/>
            <chart:grid chart:style-name="ch7" chart:class="major"/>
          </chart:axis>
          <chart:axis chart:dimension="y" chart:name="primary-y" chart:style-name="ch8">
            <chart:title svg:x="0.451cm" svg:y="6.299cm" chart:style-name="ch9">
              <text:p>Linear Energy Transfer - LET
(keV*cm2/mg)</text:p>
            </chart:title>
            <chart:grid chart:style-name="ch7" chart:class="major"/>
          </chart:axis>
          <chart:series chart:style-name="ch10" chart:values-cell-range-address="sumary.B4:sumary.L4" chart:label-cell-address="sumary.A3:sumary.A3" chart:class="chart:bar">
            <chart:data-point chart:repeated="11"/>
          </chart:series>
          <chart:series chart:style-name="ch11" chart:values-cell-range-address="sumary.B6:sumary.L6" chart:label-cell-address="sumary.A5:sumary.A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ary.B2:sumary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NaN">
                <text:p>NaN</text:p>
                <draw:g>
                  <svg:desc>sumary.B4:sumary.L4</svg:desc>
                </draw:g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NaN">
                <text:p>NaN</text:p>
                <draw:g>
                  <svg:desc>sumary.B6:sumary.L6</svg:desc>
                </draw:g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5.18981481481482">
                <text:p>5.18981481481482</text:p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5.36574074074074">
                <text:p>5.36574074074074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